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821463_3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4" calcext:value-type="float">
            <text:p>4.74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78 kWh</text:p>
          </table:table-cell>
          <table:table-cell office:value-type="float" office:value="1088.87" calcext:value-type="float">
            <text:p>1088.87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11.77" calcext:value-type="float">
            <text:p>11.77</text:p>
          </table:table-cell>
          <table:table-cell office:value-type="string" calcext:value-type="string">
            <text:p>T-0</text:p>
          </table:table-cell>
          <table:table-cell office:value-type="float" office:value="1193.03" calcext:value-type="float">
            <text:p>1193.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" calcext:value-type="float">
            <text:p>0.66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90 kWh</text:p>
          </table:table-cell>
          <table:table-cell office:value-type="float" office:value="1172.13" calcext:value-type="float">
            <text:p>1172.13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12.59" calcext:value-type="float">
            <text:p>12.59</text:p>
          </table:table-cell>
          <table:table-cell office:value-type="string" calcext:value-type="string">
            <text:p>T-0</text:p>
          </table:table-cell>
          <table:table-cell office:value-type="float" office:value="1272.7" calcext:value-type="float">
            <text:p>1272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79" calcext:value-type="float">
            <text:p>3.7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1 kWh</text:p>
          </table:table-cell>
          <table:table-cell office:value-type="float" office:value="1319.24" calcext:value-type="float">
            <text:p>1319.24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14.06" calcext:value-type="float">
            <text:p>14.06</text:p>
          </table:table-cell>
          <table:table-cell office:value-type="string" calcext:value-type="string">
            <text:p>T-0</text:p>
          </table:table-cell>
          <table:table-cell office:value-type="float" office:value="1424.05" calcext:value-type="float">
            <text:p>1424.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76" calcext:value-type="float">
            <text:p>2.76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03 kWh</text:p>
          </table:table-cell>
          <table:table-cell office:value-type="float" office:value="1255.93" calcext:value-type="float">
            <text:p>1255.93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13.43" calcext:value-type="float">
            <text:p>13.43</text:p>
          </table:table-cell>
          <table:table-cell office:value-type="string" calcext:value-type="string">
            <text:p>T-0</text:p>
          </table:table-cell>
          <table:table-cell office:value-type="float" office:value="1358.72" calcext:value-type="float">
            <text:p>1358.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9" calcext:value-type="float">
            <text:p>2.59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21 kWh</text:p>
          </table:table-cell>
          <table:table-cell office:value-type="float" office:value="1380.1" calcext:value-type="float">
            <text:p>1380.1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T-0</text:p>
          </table:table-cell>
          <table:table-cell office:value-type="float" office:value="1483.6" calcext:value-type="float">
            <text:p>148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09 kWh</text:p>
          </table:table-cell>
          <table:table-cell office:value-type="float" office:value="1288.48" calcext:value-type="float">
            <text:p>1288.48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13.74" calcext:value-type="float">
            <text:p>13.74</text:p>
          </table:table-cell>
          <table:table-cell office:value-type="string" calcext:value-type="string">
            <text:p>T-0</text:p>
          </table:table-cell>
          <table:table-cell office:value-type="float" office:value="1389.5" calcext:value-type="float">
            <text:p>1389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23 kWh</text:p>
          </table:table-cell>
          <table:table-cell office:value-type="float" office:value="1383.21" calcext:value-type="float">
            <text:p>1383.21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14.69" calcext:value-type="float">
            <text:p>14.69</text:p>
          </table:table-cell>
          <table:table-cell office:value-type="string" calcext:value-type="string">
            <text:p>T-0</text:p>
          </table:table-cell>
          <table:table-cell office:value-type="float" office:value="1483.45" calcext:value-type="float">
            <text:p>1483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81" calcext:value-type="float">
            <text:p>2.81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22 kWh</text:p>
          </table:table-cell>
          <table:table-cell office:value-type="float" office:value="1370.37" calcext:value-type="float">
            <text:p>1370.37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T-0</text:p>
          </table:table-cell>
          <table:table-cell office:value-type="float" office:value="1472.94" calcext:value-type="float">
            <text:p>147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" calcext:value-type="float">
            <text:p>1.57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31 kWh</text:p>
          </table:table-cell>
          <table:table-cell office:value-type="float" office:value="1407.87" calcext:value-type="float">
            <text:p>1407.87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T-0</text:p>
          </table:table-cell>
          <table:table-cell office:value-type="float" office:value="1509.22" calcext:value-type="float">
            <text:p>1509.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6" calcext:value-type="float">
            <text:p>2.9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59 kWh</text:p>
          </table:table-cell>
          <table:table-cell office:value-type="float" office:value="1584.44" calcext:value-type="float">
            <text:p>1584.44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16.71" calcext:value-type="float">
            <text:p>16.71</text:p>
          </table:table-cell>
          <table:table-cell office:value-type="string" calcext:value-type="string">
            <text:p>T-0</text:p>
          </table:table-cell>
          <table:table-cell office:value-type="float" office:value="1691.13" calcext:value-type="float">
            <text:p>1691.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97" calcext:value-type="float">
            <text:p>2.97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46 kWh</text:p>
          </table:table-cell>
          <table:table-cell office:value-type="float" office:value="1488.76" calcext:value-type="float">
            <text:p>1488.76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15.75" calcext:value-type="float">
            <text:p>15.75</text:p>
          </table:table-cell>
          <table:table-cell office:value-type="string" calcext:value-type="string">
            <text:p>T-0</text:p>
          </table:table-cell>
          <table:table-cell office:value-type="float" office:value="1594.14" calcext:value-type="float">
            <text:p>1594.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6.32" calcext:value-type="float">
            <text:p>86.32</text:p>
          </table:table-cell>
          <table:table-cell office:value-type="string" calcext:value-type="string">
            <text:p>247 kWh</text:p>
          </table:table-cell>
          <table:table-cell office:value-type="float" office:value="1489.72" calcext:value-type="float">
            <text:p>1489.72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15.76" calcext:value-type="float">
            <text:p>15.76</text:p>
          </table:table-cell>
          <table:table-cell office:value-type="string" calcext:value-type="string">
            <text:p>T-0</text:p>
          </table:table-cell>
          <table:table-cell office:value-type="float" office:value="1591.8" calcext:value-type="float">
            <text:p>1591.8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5:11:50.480000000</meta:creation-date>
    <dc:date>2018-03-27T05:36:18.175000000</dc:date>
    <meta:editing-duration>PT8M31S</meta:editing-duration>
    <meta:editing-cycles>1</meta:editing-cycles>
    <meta:document-statistic meta:table-count="1" meta:cell-count="127" meta:object-count="0"/>
    <meta:generator>LibreOffice/5.3.4.2$Windows_x86 LibreOffice_project/f82d347ccc0be322489bf7da61d7e4ad13fe2ff3</meta:generator>
  </office:meta>
</office:document-meta>
</file>